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, 'Lucida Grande', 'DejaVu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dee" officeooo:paragraph-rsid="001eddee"/>
    </style:style>
    <style:style style:name="P2" style:family="paragraph" style:parent-style-name="Standard">
      <style:text-properties officeooo:rsid="001eddee" officeooo:paragraph-rsid="0033d0a1"/>
    </style:style>
    <style:style style:name="P3" style:family="paragraph" style:parent-style-name="Standard">
      <style:text-properties officeooo:paragraph-rsid="001eddee"/>
    </style:style>
    <style:style style:name="P4" style:family="paragraph" style:parent-style-name="Standard">
      <style:text-properties style:text-line-through-style="solid" style:text-line-through-type="single" officeooo:rsid="001eddee" officeooo:paragraph-rsid="001eddee"/>
    </style:style>
    <style:style style:name="P5" style:family="paragraph" style:parent-style-name="Standard">
      <style:text-properties style:text-line-through-style="none" style:text-line-through-type="none" officeooo:rsid="001eddee" officeooo:paragraph-rsid="001eddee"/>
    </style:style>
    <style:style style:name="P6" style:family="paragraph" style:parent-style-name="Standard">
      <style:text-properties style:text-line-through-style="none" style:text-line-through-type="none" officeooo:rsid="00210c4d" officeooo:paragraph-rsid="00210c4d"/>
    </style:style>
    <style:style style:name="P7" style:family="paragraph" style:parent-style-name="Standard">
      <style:text-properties style:text-line-through-style="none" style:text-line-through-type="none" officeooo:rsid="002df60b" officeooo:paragraph-rsid="002df60b"/>
    </style:style>
    <style:style style:name="P8" style:family="paragraph" style:parent-style-name="Standard">
      <style:text-properties style:text-line-through-style="none" style:text-line-through-type="none" officeooo:rsid="0024d9eb" officeooo:paragraph-rsid="0023a97c"/>
    </style:style>
    <style:style style:name="P9" style:family="paragraph" style:parent-style-name="Standard">
      <style:text-properties style:text-line-through-style="none" style:text-line-through-type="none" officeooo:rsid="0023a97c" officeooo:paragraph-rsid="0023a97c"/>
    </style:style>
    <style:style style:name="P10" style:family="paragraph" style:parent-style-name="Standard">
      <style:text-properties officeooo:paragraph-rsid="0023a97c"/>
    </style:style>
    <style:style style:name="P11" style:family="paragraph" style:parent-style-name="Standard">
      <style:text-properties officeooo:rsid="002748e5" officeooo:paragraph-rsid="002748e5"/>
    </style:style>
    <style:style style:name="P12" style:family="paragraph" style:parent-style-name="Standard">
      <style:text-properties fo:color="#127622" officeooo:rsid="001eddee" officeooo:paragraph-rsid="001eddee"/>
    </style:style>
    <style:style style:name="P13" style:family="paragraph" style:parent-style-name="Standard">
      <style:text-properties fo:color="#127622" officeooo:paragraph-rsid="001eddee"/>
    </style:style>
    <style:style style:name="P14" style:family="paragraph" style:parent-style-name="Standard">
      <style:text-properties fo:color="#ff3838" officeooo:paragraph-rsid="0023a97c"/>
    </style:style>
    <style:style style:name="P15" style:family="paragraph" style:parent-style-name="Standard">
      <style:text-properties fo:color="#ff3838" style:text-line-through-style="none" style:text-line-through-type="none" officeooo:rsid="0026bcac" officeooo:paragraph-rsid="0023a97c"/>
    </style:style>
    <style:style style:name="P16" style:family="paragraph" style:parent-style-name="Standard">
      <style:text-properties officeooo:paragraph-rsid="001eddee" fo:background-color="#00a933"/>
    </style:style>
    <style:style style:name="P17" style:family="paragraph" style:parent-style-name="Standard">
      <style:text-properties fo:color="#00a933" style:text-line-through-style="none" style:text-line-through-type="none" officeooo:rsid="00210c4d" officeooo:paragraph-rsid="00210c4d"/>
    </style:style>
    <style:style style:name="P18" style:family="paragraph" style:parent-style-name="Standard">
      <style:text-properties fo:color="#00a933" officeooo:paragraph-rsid="002ecbbe"/>
    </style:style>
    <style:style style:name="P19" style:family="paragraph" style:parent-style-name="Standard">
      <style:text-properties fo:color="#ff0000" style:text-line-through-style="none" style:text-line-through-type="none" officeooo:rsid="001eddee" officeooo:paragraph-rsid="001eddee"/>
    </style:style>
    <style:style style:name="P20" style:family="paragraph" style:parent-style-name="Standard">
      <style:text-properties fo:color="#ff860d" style:text-line-through-style="none" style:text-line-through-type="none" officeooo:rsid="00210c4d" officeooo:paragraph-rsid="00210c4d"/>
    </style:style>
    <style:style style:name="P21" style:family="paragraph" style:parent-style-name="Standard">
      <style:text-properties fo:color="#ff860d" officeooo:paragraph-rsid="0023a97c"/>
    </style:style>
    <style:style style:name="P22" style:family="paragraph" style:parent-style-name="Standard">
      <style:text-properties fo:color="#a1467e" style:text-line-through-style="none" style:text-line-through-type="none" officeooo:rsid="00210c4d" officeooo:paragraph-rsid="00210c4d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language="es" fo:country="ES" fo:font-style="normal" fo:font-weight="normal" officeooo:rsid="001eddee" officeooo:paragraph-rsid="001eddee" style:font-size-asian="12pt" style:font-size-complex="12pt"/>
    </style:style>
    <style:style style:name="P24" style:family="paragraph" style:parent-style-name="Standard">
      <style:text-properties fo:font-variant="normal" fo:text-transform="none" fo:color="#ff3838" style:font-name="Liberation Serif" fo:font-size="12pt" fo:letter-spacing="normal" fo:language="es" fo:country="ES" fo:font-style="normal" fo:font-weight="normal" officeooo:rsid="001eddee" officeooo:paragraph-rsid="001eddee" style:font-size-asian="12pt" style:font-size-complex="12pt"/>
    </style:style>
    <style:style style:name="P25" style:family="paragraph" style:parent-style-name="Standard">
      <style:text-properties fo:font-variant="normal" fo:text-transform="none" fo:color="#ff8000" style:font-name="Liberation Serif" fo:font-size="12pt" fo:letter-spacing="normal" fo:language="es" fo:country="ES" fo:font-style="normal" fo:font-weight="normal" officeooo:rsid="002043c2" officeooo:paragraph-rsid="001eddee" style:font-size-asian="12pt" style:font-size-complex="12pt"/>
    </style:style>
    <style:style style:name="P26" style:family="paragraph" style:parent-style-name="Standard">
      <style:text-properties fo:font-variant="normal" fo:text-transform="none" fo:color="#ff8000" style:font-name="Liberation Serif" fo:font-size="12pt" fo:letter-spacing="normal" fo:language="es" fo:country="ES" fo:font-style="normal" fo:font-weight="normal" officeooo:rsid="002043c2" officeooo:paragraph-rsid="002043c2" style:font-size-asian="12pt" style:font-size-complex="12pt"/>
    </style:style>
    <style:style style:name="P27" style:family="paragraph" style:parent-style-name="Standard">
      <style:text-properties officeooo:rsid="002b7313" officeooo:paragraph-rsid="00303f78"/>
    </style:style>
    <style:style style:name="P28" style:family="paragraph" style:parent-style-name="Standard">
      <style:text-properties officeooo:rsid="002b7313" officeooo:paragraph-rsid="002b7313"/>
    </style:style>
    <style:style style:name="P29" style:family="paragraph" style:parent-style-name="Standard">
      <style:text-properties officeooo:rsid="00303f78" officeooo:paragraph-rsid="0033d0a1"/>
    </style:style>
    <style:style style:name="P30" style:family="paragraph" style:parent-style-name="Standard">
      <style:text-properties style:text-underline-style="solid" style:text-underline-width="auto" style:text-underline-color="font-color" officeooo:rsid="001eddee" officeooo:paragraph-rsid="001eddee"/>
    </style:style>
    <style:style style:name="P31" style:family="paragraph" style:parent-style-name="Standard">
      <style:text-properties style:text-underline-style="solid" style:text-underline-width="auto" style:text-underline-color="font-color" officeooo:rsid="001eddee" officeooo:paragraph-rsid="0033d0a1"/>
    </style:style>
    <style:style style:name="P32" style:family="paragraph" style:parent-style-name="Standard">
      <style:text-properties style:text-underline-style="none" officeooo:rsid="0033d0a1" officeooo:paragraph-rsid="0033d0a1"/>
    </style:style>
    <style:style style:name="P33" style:family="paragraph" style:parent-style-name="Standard">
      <style:text-properties style:text-underline-style="none" officeooo:rsid="001eddee" officeooo:paragraph-rsid="0033d0a1"/>
    </style:style>
    <style:style style:name="P34" style:family="paragraph" style:parent-style-name="Standard">
      <style:text-properties officeooo:paragraph-rsid="003524c0"/>
    </style:style>
    <style:style style:name="P35" style:family="paragraph" style:parent-style-name="Standard">
      <style:text-properties fo:color="#ff8000" officeooo:paragraph-rsid="001eddee"/>
    </style:style>
    <style:style style:name="P36" style:family="paragraph" style:parent-style-name="Standard">
      <style:text-properties fo:color="#ff8000" style:text-line-through-style="none" style:text-line-through-type="none" officeooo:rsid="001eddee" officeooo:paragraph-rsid="001eddee"/>
    </style:style>
    <style:style style:name="P37" style:family="paragraph" style:parent-style-name="Standard">
      <style:text-properties fo:color="#ff8000" officeooo:rsid="003524c0" officeooo:paragraph-rsid="003524c0"/>
    </style:style>
    <style:style style:name="P38" style:family="paragraph" style:parent-style-name="Standard" style:list-style-name="L1">
      <style:text-properties style:text-line-through-style="none" style:text-line-through-type="none" fo:font-weight="bold" officeooo:rsid="002df60b" officeooo:paragraph-rsid="002df60b" style:font-weight-asian="bold" style:font-weight-complex="bold"/>
    </style:style>
    <style:style style:name="P39" style:family="paragraph" style:parent-style-name="Standard" style:list-style-name="L1">
      <style:text-properties officeooo:rsid="002df60b" officeooo:paragraph-rsid="003524c0"/>
    </style:style>
    <style:style style:name="P40" style:family="paragraph" style:parent-style-name="Standard">
      <style:text-properties style:text-underline-style="solid" style:text-underline-width="auto" style:text-underline-color="font-color" officeooo:rsid="002b7313" officeooo:paragraph-rsid="002b7313"/>
    </style:style>
    <style:style style:name="P41" style:family="paragraph" style:parent-style-name="Standard">
      <style:text-properties style:text-underline-style="solid" style:text-underline-width="auto" style:text-underline-color="font-color" officeooo:rsid="0027a0f2" officeooo:paragraph-rsid="0027a0f2"/>
    </style:style>
    <style:style style:name="T1" style:family="text">
      <style:text-properties officeooo:rsid="001eddee"/>
    </style:style>
    <style:style style:name="T2" style:family="text">
      <style:text-properties fo:font-variant="normal" fo:text-transform="none" fo:color="#222222" style:font-name="Liberation Serif" fo:font-size="12pt" fo:letter-spacing="normal" fo:language="es" fo:country="ES" fo:font-style="normal" fo:font-weight="normal" officeooo:rsid="002043c2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language="es" fo:country="ES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1eddee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2043c2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language="es" fo:country="ES" fo:font-style="normal" fo:font-weight="normal" officeooo:rsid="0027a0f2" style:font-size-asian="12pt" style:font-size-complex="12pt"/>
    </style:style>
    <style:style style:name="T7" style:family="text">
      <style:text-properties fo:font-variant="normal" fo:text-transform="none" fo:color="#00a933" style:font-name="Liberation Serif" fo:font-size="12pt" fo:letter-spacing="normal" fo:language="es" fo:country="ES" fo:font-style="normal" fo:font-weight="normal" officeooo:rsid="002043c2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a933" style:font-name="Liberation Serif" fo:font-size="12pt" fo:letter-spacing="normal" fo:language="es" fo:country="ES" fo:font-style="normal" fo:font-weight="normal" officeooo:rsid="0027a0f2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ff0000" style:font-name="Liberation Serif" fo:font-size="12pt" fo:letter-spacing="normal" fo:language="es" fo:country="ES" fo:font-style="normal" fo:font-weight="normal" officeooo:rsid="002043c2" style:font-size-asian="12pt" style:font-size-complex="12pt"/>
    </style:style>
    <style:style style:name="T10" style:family="text">
      <style:text-properties fo:font-variant="normal" fo:text-transform="none" fo:color="#ff0000" style:font-name="Liberation Serif" fo:font-size="12pt" fo:letter-spacing="normal" fo:language="es" fo:country="ES" fo:font-style="normal" fo:font-weight="normal" officeooo:rsid="002ecbbe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font-name="Segoe UI" fo:font-size="10.5pt" fo:letter-spacing="normal" fo:language="es" fo:country="ES" fo:font-style="normal" style:text-underline-style="none" fo:font-weight="normal" officeooo:rsid="002043c2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style:font-name="Liberation Serif" fo:font-size="12pt" fo:letter-spacing="normal" fo:language="es" fo:country="ES" fo:font-style="normal" fo:font-weight="normal" officeooo:rsid="00293d9c" style:font-size-asian="12pt" style:font-size-complex="12pt"/>
    </style:style>
    <style:style style:name="T13" style:family="text">
      <style:text-properties fo:font-variant="normal" fo:text-transform="none" style:use-window-font-color="true" style:font-name="Liberation Serif" fo:font-size="12pt" fo:letter-spacing="normal" fo:language="es" fo:country="ES" fo:font-style="normal" fo:font-weight="normal" officeooo:rsid="002ecbbe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ecbbe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ecbbe" fo:background-color="transparent" loext:char-shading-value="0" style:font-size-asian="12pt" style:font-size-complex="12pt"/>
    </style:style>
    <style:style style:name="T16" style:family="text">
      <style:text-properties officeooo:rsid="002043c2"/>
    </style:style>
    <style:style style:name="T17" style:family="text">
      <style:text-properties officeooo:rsid="00210c4d"/>
    </style:style>
    <style:style style:name="T18" style:family="text">
      <style:text-properties officeooo:rsid="002295b1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4d9eb"/>
    </style:style>
    <style:style style:name="T21" style:family="text">
      <style:text-properties style:text-line-through-style="none" style:text-line-through-type="none" officeooo:rsid="0026bcac"/>
    </style:style>
    <style:style style:name="T22" style:family="text">
      <style:text-properties style:text-line-through-style="none" style:text-line-through-type="none" officeooo:rsid="002748e5"/>
    </style:style>
    <style:style style:name="T23" style:family="text">
      <style:text-properties style:text-line-through-style="none" style:text-line-through-type="none" officeooo:rsid="002b1fd8"/>
    </style:style>
    <style:style style:name="T24" style:family="text">
      <style:text-properties style:text-line-through-style="none" style:text-line-through-type="none" fo:font-weight="bold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2df60b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3524c0" style:font-weight-asian="bold" style:font-weight-complex="bold"/>
    </style:style>
    <style:style style:name="T27" style:family="text">
      <style:text-properties style:text-line-through-style="none" style:text-line-through-type="none" officeooo:rsid="0030038e"/>
    </style:style>
    <style:style style:name="T28" style:family="text">
      <style:text-properties fo:color="#00a933"/>
    </style:style>
    <style:style style:name="T29" style:family="text">
      <style:text-properties fo:color="#00a933" style:text-line-through-style="none" style:text-line-through-type="none" officeooo:rsid="0024d9eb"/>
    </style:style>
    <style:style style:name="T30" style:family="text">
      <style:text-properties fo:color="#00a933" style:text-line-through-style="none" style:text-line-through-type="none" officeooo:rsid="00210c4d"/>
    </style:style>
    <style:style style:name="T31" style:family="text">
      <style:text-properties fo:color="#00a933" style:text-line-through-style="none" style:text-line-through-type="none" officeooo:rsid="0023a97c"/>
    </style:style>
    <style:style style:name="T32" style:family="text">
      <style:text-properties fo:color="#00a933" officeooo:rsid="003524c0"/>
    </style:style>
    <style:style style:name="T33" style:family="text">
      <style:text-properties officeooo:rsid="00293d9c"/>
    </style:style>
    <style:style style:name="T34" style:family="text">
      <style:text-properties fo:color="#ff0000"/>
    </style:style>
    <style:style style:name="T35" style:family="text">
      <style:text-properties fo:color="#ff0000" officeooo:rsid="00210c4d"/>
    </style:style>
    <style:style style:name="T36" style:family="text">
      <style:text-properties fo:color="#ff0000" style:text-line-through-style="none" style:text-line-through-type="none" officeooo:rsid="0030038e"/>
    </style:style>
    <style:style style:name="T37" style:family="text">
      <style:text-properties fo:color="#ff0000" style:text-line-through-style="none" style:text-line-through-type="none" officeooo:rsid="0032f5a0"/>
    </style:style>
    <style:style style:name="T38" style:family="text">
      <style:text-properties fo:color="#ff0000" officeooo:rsid="003524c0"/>
    </style:style>
    <style:style style:name="T39" style:family="text">
      <style:text-properties officeooo:rsid="002b1fd8"/>
    </style:style>
    <style:style style:name="T40" style:family="text">
      <style:text-properties officeooo:rsid="002b93df"/>
    </style:style>
    <style:style style:name="T41" style:family="text">
      <style:text-properties officeooo:rsid="002d7d5f"/>
    </style:style>
    <style:style style:name="T42" style:family="text">
      <style:text-properties officeooo:rsid="002ecbbe"/>
    </style:style>
    <style:style style:name="T43" style:family="text">
      <style:text-properties fo:color="#000000" officeooo:rsid="002ecbbe"/>
    </style:style>
    <style:style style:name="T44" style:family="text">
      <style:text-properties fo:color="#000000" officeooo:rsid="002f1715"/>
    </style:style>
    <style:style style:name="T45" style:family="text">
      <style:text-properties fo:color="#000000" officeooo:rsid="00210c4d"/>
    </style:style>
    <style:style style:name="T46" style:family="text">
      <style:text-properties fo:color="#000000" officeooo:rsid="002b1fd8"/>
    </style:style>
    <style:style style:name="T47" style:family="text">
      <style:text-properties fo:color="#000000" officeooo:rsid="0023a97c"/>
    </style:style>
    <style:style style:name="T48" style:family="text">
      <style:text-properties fo:color="#000000" style:text-line-through-style="none" style:text-line-through-type="none" officeooo:rsid="0030038e"/>
    </style:style>
    <style:style style:name="T49" style:family="text">
      <style:text-properties fo:color="#000000" style:text-line-through-style="none" style:text-line-through-type="none" officeooo:rsid="002b1fd8"/>
    </style:style>
    <style:style style:name="T50" style:family="text">
      <style:text-properties fo:color="#000000" style:text-line-through-style="none" style:text-line-through-type="none" officeooo:rsid="0032f5a0"/>
    </style:style>
    <style:style style:name="T51" style:family="text">
      <style:text-properties fo:color="#000000" officeooo:rsid="0030038e"/>
    </style:style>
    <style:style style:name="T52" style:family="text">
      <style:text-properties fo:color="#000000" officeooo:rsid="00293d9c"/>
    </style:style>
    <style:style style:name="T53" style:family="text">
      <style:text-properties fo:color="#000000" officeooo:rsid="003524c0"/>
    </style:style>
    <style:style style:name="T54" style:family="text">
      <style:text-properties fo:color="#000000" officeooo:rsid="002295b1"/>
    </style:style>
    <style:style style:name="T55" style:family="text">
      <style:text-properties officeooo:rsid="0030038e"/>
    </style:style>
    <style:style style:name="T56" style:family="text">
      <style:text-properties officeooo:rsid="00303f78"/>
    </style:style>
    <style:style style:name="T57" style:family="text">
      <style:text-properties officeooo:rsid="003524c0"/>
    </style:style>
    <style:style style:name="T58" style:family="text">
      <style:text-properties fo:color="#ff8000"/>
    </style:style>
    <style:style style:name="T59" style:family="text">
      <style:text-properties fo:color="#ff8000" officeooo:rsid="0023a97c"/>
    </style:style>
    <style:style style:name="T60" style:family="text">
      <style:text-properties fo:color="#ff8000" officeooo:rsid="002043c2"/>
    </style:style>
    <style:style style:name="T61" style:family="text">
      <style:text-properties fo:color="#ff8000" officeooo:rsid="003524c0"/>
    </style:style>
    <style:style style:name="T62" style:family="text">
      <style:text-properties fo:color="#ffbf00" style:text-line-through-style="none" style:text-line-through-type="none"/>
    </style:style>
    <style:style style:name="T63" style:family="text">
      <style:text-properties officeooo:rsid="0036c2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0"/>
      <text:p text:style-name="P32">[ZAKŁADKA „DIALOGS” . PO WYBRANIU JEDNEGO Z BOTTOMÓW DIALOGOWYCH, WYŚWIETLA SIĘ INFORMACJA, WPROWADZAJĄCA W TEMAT ROZMOWY. PONIŻEJ PRZYKŁ<text:span text:style-name="T63">A</text:span>DOWY, WYMAGAJĄCY JESZCZE <text:span text:style-name="T63">EDYCJI</text:span> I PRZETŁUMACZENIA TEKST „INFO”.</text:p>
      <text:p text:style-name="P32"/>
      <text:p text:style-name="P40">INFO <text:span text:style-name="T63">PRZYKŁAD</text:span>:</text:p>
      <text:p text:style-name="P29"/>
      <text:p text:style-name="P29">SANDRA, PRZYBITA, SILNA OSOBOWOŚĆ, EKSTRAWERTYK, <text:s/>PEWNA SIEBIE</text:p>
      <text:p text:style-name="P27">Sandra jest przybita, ponieważ ma problemy ze z<text:span text:style-name="T56">organizowaniem wyjazdu za</text:span> granic<text:span text:style-name="T56">ę</text:span>. Pomimo wysyłania <text:span text:style-name="T56">zapytań na Couchsurfing</text:span> <text:span text:style-name="T56">na trasie wycieczki nikt </text:span>nie odpowiedział. <text:span text:style-name="T40">Sandra p</text:span>o<text:span text:style-name="T56">t</text:span>rzebuje porozmawiać, z kimś, by <text:span text:style-name="T40">na chwile oderwać się od tematu i zdystansować się do niego. </text:span><text:s/>Wie, że wszystko się ułoży, nie potrzebuje pocieszania. <text:span text:style-name="T41">Osoby</text:span> z silną osobowością <text:span text:style-name="T41">jak Sara</text:span> zbyt oczywiste pocieszanie traktuj<text:span text:style-name="T40">ą</text:span> jako użalanie się <text:s/>nad nim i źle na to reaguj<text:span text:style-name="T40">ą. W dniu dzisiejszym nie może pozwolić sobie na zbyt długą rozmowę, jutro ma wiele ważnych zajęć, jednak następnego dnia zaczna wolne i chętnie się z kimś spotka. To urodzona ekstrawertyczka z osoba z tą cechą chętnie spędza czas w większym gronie. Pewna siebie, w rozmowach z nią należy proponować konkretne działania im większa elastyczność proponowanych rad, tym mniejsza szansa na udaną dyskusję.</text:span></text:p>
      <text:p text:style-name="P27"/>
      <text:p text:style-name="P32">[POCZĄTKOWO LVL ZACZYNAĆ SIĘ BĘDZIE OD KRÓTKICH ZWROTÓW NA POWITANIE. KOMPLETNY PRZYKŁADOWY I PRZETŁUMACZONY DIALOG DOŚLĘ, PÓŹNIEJ. PONIŻEJ PRZYKŁADY PRZYWITANIA.]</text:p>
      <text:p text:style-name="P32"/>
      <text:p text:style-name="P31">INVITATION:</text:p>
      <text:p text:style-name="P2">-Buenas dias</text:p>
      <text:p text:style-name="P2">-Encontado de verte</text:p>
      <text:p text:style-name="P2">-Que enquentro tan agradable</text:p>
      <text:p text:style-name="P2">-Si, es cierto</text:p>
      <text:p text:style-name="P2">-Tengo, que ir me ya <text:span text:style-name="T39">(muszę się zbierać)</text:span></text:p>
      <text:p text:style-name="P2">-Espero verte pronto</text:p>
      <text:p text:style-name="P2">-Nos llamanos</text:p>
      <text:p text:style-name="P33">-Buen dia</text:p>
      <text:p text:style-name="P28"><text:s/></text:p>
      <text:p text:style-name="P34"><text:span text:style-name="T57">[ROZMOWA, BY NIE PRZEKOMBINOWAĆ, PODZIELIŁEM ODPOWIEDZI NA: POZYTYWNE -podtrzymujące rozmowę </text:span><text:span text:style-name="T32">(kolor zielony), </text:span><text:span text:style-name="T53">NEGATYWNE- powodujące zakończenie rozmowy w dłużej perspektywie </text:span><text:span text:style-name="T38">(kolor czerwony), NEUTRALNE </text:span><text:span text:style-name="T61">(kolor pomarańczowy)</text:span><text:span text:style-name="T53">. TERAZ SAME Z SIEBIE <text:s/>NIE BRZMIĄ, POZYTYWNIE I NEGATYWNIE, ALE W KONTEKŚCIE PYTAŃ Z DIALOGU, BĘDZIE TO LEPIEJ WIDOCZNE. </text:span></text:p>
      <text:p text:style-name="P37"/>
      <text:p text:style-name="P41">ROZ<text:span text:style-name="T57">MOWA</text:span></text:p>
      <text:p text:style-name="P12">-Tu no tienes la <text:s/>culpa <text:span text:style-name="T43">(to nie twoja wina)</text:span></text:p>
      <text:p text:style-name="P1">-Voy a recuperar ese dinero <text:span text:style-name="T42">(oddam te pieniądze)</text:span></text:p>
      <text:p text:style-name="P13"><text:span text:style-name="T1">-Justo lo que me dijo mi ex </text:span><text:bookmark text:name="tw-target-text"/><text:span text:style-name="T3">compañero de cuarto, </text:span><text:span text:style-name="T4">antes de que le abandara </text:span><text:span text:style-name="T14">(to samo powiedział mój kolega z mieszkania, kiedy wyjeżdżał)</text:span></text:p>
      <text:p text:style-name="P23">-<text:span text:style-name="T58">Los mantendremos vigilados </text:span><text:span text:style-name="T43">(zochowujemy wgląd)</text:span></text:p>
      <text:p text:style-name="P24">-Si, sento a mi izquierda <text:span text:style-name="T43">(tak, siedzi po mojej lewej)</text:span></text:p>
      <text:p text:style-name="P35"><text:span text:style-name="T4">-</text:span><text:span text:style-name="T5">Me, he perdido </text:span><text:span text:style-name="T14">(zgubiłem się)</text:span></text:p>
      <text:p text:style-name="P16"><text:span text:style-name="T2">-</text:span><text:span text:style-name="T7">Te parece menos/mas vieho </text:span><text:span text:style-name="T8">por esto </text:span><text:span text:style-name="T15">(wyglądasz na więcej/mniej lat)</text:span></text:p>
      <text:p text:style-name="P18"><text:span text:style-name="T5">-Puede mostarne </text:span><text:span text:style-name="T6">el mejor club</text:span><text:span text:style-name="T5"> en la mapa </text:span><text:span text:style-name="T14">(możesz pokazać, najlepszy klub na mapie)</text:span></text:p>
      <text:p text:style-name="P3"><text:span text:style-name="T9">-</text:span><text:a xlink:type="simple" xlink:href="https://tureng.com/en/spanish-english/no%20estoy%20lo%20suficientemente%20borracho%20como%20para%20caer%20en%20eso" text:style-name="Internet_20_link" text:visited-style-name="Visited_20_Internet_20_Link"><text:span text:style-name="T11">no estoy lo suficientemente borracho como para caer en eso</text:span></text:a><text:span text:style-name="T9"> </text:span><text:span text:style-name="T10">(</text:span><text:span text:style-name="T12">nie jestem , aż tak pijany by na to wpaść</text:span><text:span text:style-name="T13">)</text:span></text:p>
      <text:p text:style-name="P25">-Que paso/pasa/pasara despues <text:span text:style-name="T43">(co się stało/dzieje/stało)</text:span></text:p>
      <text:p text:style-name="P26"><text:soft-page-break/>-Ponte recto <text:span text:style-name="T44">(siedź prosto)</text:span></text:p>
      <text:p text:style-name="P26">-Yo, lo uno quiero es pas <text:span text:style-name="T44">(ja, jedyne co chcę to pokój)</text:span></text:p>
      <text:p text:style-name="P1"><text:span text:style-name="T58">-</text:span><text:span text:style-name="T60">No, me creo, estoy segurismo</text:span><text:span text:style-name="T16"> (nie, myślę. Jestem pewny)</text:span></text:p>
      <text:p text:style-name="P4"/>
      <text:p text:style-name="P36">-<text:span text:style-name="T17">es gracioso, pero necesario </text:span><text:span text:style-name="T45"><text:s/>(to, smieszne, ale konieczne)</text:span></text:p>
      <text:p text:style-name="P36">-<text:span text:style-name="T17">sienteso momento </text:span><text:span text:style-name="T45">(usiądź na chwilę)</text:span></text:p>
      <text:p text:style-name="P36">-<text:span text:style-name="T33">No, nunca </text:span><text:span text:style-name="T52">(nie nigdy)</text:span></text:p>
      <text:p text:style-name="P19">-<text:span text:style-name="T33">no me interesa esto </text:span><text:span text:style-name="T52">(nie, interesuje mnie to)</text:span></text:p>
      <text:p text:style-name="P5">-<text:span text:style-name="T35">Si, siguramente si… pero no </text:span><text:span text:style-name="T44">(tak, pewnie że tak...ale nie)</text:span></text:p>
      <text:p text:style-name="P19">-<text:span text:style-name="T17">Estoy amensando? </text:span><text:span text:style-name="T45">(grozisz mi ?)</text:span></text:p>
      <text:p text:style-name="P17">-Esta todo tu ya <text:span text:style-name="T46">(wszystko twoje)</text:span></text:p>
      <text:p text:style-name="P6"><text:span text:style-name="T34">-Esto para mas tarde </text:span><text:span text:style-name="T44">(to na później)</text:span></text:p>
      <text:p text:style-name="P20">-<text:span text:style-name="T18">Porque tengo miedo </text:span><text:span text:style-name="T54">(bo się boję)</text:span></text:p>
      <text:p text:style-name="P17">-<text:span text:style-name="T18">Yo, lo se pago</text:span><text:span text:style-name="T54"> (ja płacę)</text:span></text:p>
      <text:p text:style-name="P22">-<text:span text:style-name="T59">Me, gusta unir lo util con lo agradable </text:span><text:span text:style-name="T47">(lubię lączyć przyjemne z pożytecznym)</text:span></text:p>
      <text:p text:style-name="P10"><text:span text:style-name="T30">-</text:span><text:span text:style-name="T29">O</text:span><text:span text:style-name="T31">ye, en la radio han puesto nuestr</text:span><text:span text:style-name="T29">a canción </text:span><text:span text:style-name="T31">favorit</text:span><text:span text:style-name="T29">a </text:span><text:span text:style-name="T27">(słuchajcie, w radiu mają naszą ulubioną piosenkę)</text:span></text:p>
      <text:p text:style-name="P8"><text:span text:style-name="T34">-Oye, tu casa esta por aqui cerca ?</text:span> <text:span text:style-name="T55">(Słuchaj, czy Twój dom jest daleko z tąd ?)</text:span></text:p>
      <text:p text:style-name="P8"><text:span text:style-name="T28">-Te juro, que no se lo voy a contar a nadie</text:span> <text:span text:style-name="T55">(obiecuję, że <text:s/>nie powiem zupełnie nikomu)</text:span></text:p>
      <text:p text:style-name="P10"><text:span text:style-name="T29">-Que tal, te ha ido ? </text:span><text:span text:style-name="T20">(jak Ci poszło)</text:span></text:p>
      <text:p text:style-name="P21"><text:span text:style-name="T20">-</text:span><text:span text:style-name="T21">esto que es una broma o que? <text:s/></text:span><text:span text:style-name="T48">(Co to jest , żart czy co ?)</text:span></text:p>
      <text:p text:style-name="P14"><text:span text:style-name="T21">-</text:span><text:span text:style-name="T23">A hora mismo no teno muchas ganas de bromear </text:span><text:span text:style-name="T49"><text:s/></text:span><text:span text:style-name="T48">(Teraz nie mam, więcej ochoty żartować)</text:span></text:p>
      <text:p text:style-name="P15">-que la broma <text:s/><text:span text:style-name="T51">(co za żart)</text:span></text:p>
      <text:p text:style-name="P14"><text:span text:style-name="T21">-</text:span><text:span text:style-name="T22">es urgente? </text:span><text:span text:style-name="T48">(to pilne?)</text:span></text:p>
      <text:p text:style-name="P14"><text:span text:style-name="T36">-</text:span><text:span text:style-name="T37">esto necesario ?</text:span><text:span text:style-name="T50"> (czy to konieczne</text:span></text:p>
      <text:p text:style-name="P11"><text:span text:style-name="T62">-esto es el momento de la verdad</text:span><text:span text:style-name="T19"> </text:span><text:span text:style-name="T27">(to moment prawdy).</text:span></text:p>
      <text:p text:style-name="P9"><text:s/></text:p>
      <text:list xml:id="list151973180" text:style-name="L1">
        <text:list-header>
          <text:p text:style-name="P38"/>
        </text:list-header>
        <text:list-item>
          <text:p text:style-name="P39"><text:span text:style-name="T25">G</text:span><text:span text:style-name="T24">dy dasz ikonę wyjścia wyświetli się widget z pożegnalnym tekstem (na końc</text:span><text:span text:style-name="T26">u</text:span><text:span text:style-name="T24"> </text:span><text:span text:style-name="T26">wyświetlą się </text:span><text:span text:style-name="T24">też </text:span><text:span text:style-name="T26">propozycję odpowiedzi, w zleżości od wybranej opcji, będzie można potwierdzić wyjście, <text:s/>kontynuować lub zrestartować dialog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, 'Lucida Grande', 'DejaVu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2:11:20.847000000</meta:creation-date>
    <dc:date>2019-12-09T22:15:06.469000000</dc:date>
    <meta:editing-duration>PT20M10S</meta:editing-duration>
    <meta:editing-cycles>5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54" meta:word-count="616" meta:character-count="3875" meta:non-whitespace-character-count="3298"/>
  </office:meta>
</office:document-meta>
</file>